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left"/>
    </style:style>
    <style:style style:name="Table1.A" style:family="table-column">
      <style:table-column-properties style:column-width="3.937cm"/>
    </style:style>
    <style:style style:name="Table1.B" style:family="table-column">
      <style:table-column-properties style:column-width="3.08cm"/>
    </style:style>
    <style:style style:name="Table1.C" style:family="table-column">
      <style:table-column-properties style:column-width="10.573cm"/>
    </style:style>
    <style:style style:name="Table1.A1" style:family="table-cell">
      <style:table-cell-properties style:vertical-align="middle" fo:padding="0cm" fo:border="none"/>
    </style:style>
    <style:style style:name="Table2" style:family="table">
      <style:table-properties style:width="15.344cm" table:align="left"/>
    </style:style>
    <style:style style:name="Table2.A" style:family="table-column">
      <style:table-column-properties style:column-width="4.972cm"/>
    </style:style>
    <style:style style:name="Table2.B" style:family="table-column">
      <style:table-column-properties style:column-width="10.372cm"/>
    </style:style>
    <style:style style:name="Table2.A1" style:family="table-cell">
      <style:table-cell-properties style:vertical-align="middle" fo:padding="0cm" fo:border="none"/>
    </style:style>
    <style:style style:name="Table4" style:family="table">
      <style:table-properties style:width="22.932cm" table:align="left"/>
    </style:style>
    <style:style style:name="Table4.A" style:family="table-column">
      <style:table-column-properties style:column-width="2.328cm"/>
    </style:style>
    <style:style style:name="Table4.B" style:family="table-column">
      <style:table-column-properties style:column-width="2.515cm"/>
    </style:style>
    <style:style style:name="Table4.C" style:family="table-column">
      <style:table-column-properties style:column-width="9.005cm"/>
    </style:style>
    <style:style style:name="Table4.D" style:family="table-column">
      <style:table-column-properties style:column-width="9.084cm"/>
    </style:style>
    <style:style style:name="Table4.A1" style:family="table-cell">
      <style:table-cell-properties style:vertical-align="middle" fo:padding="0cm" fo:border="none"/>
    </style:style>
    <style:style style:name="P1" style:family="paragraph" style:parent-style-name="Heading_20_1">
      <style:paragraph-properties fo:margin-left="0cm" fo:margin-right="0cm" fo:text-indent="0cm" style:auto-text-indent="false" fo:padding="0cm" fo:border="none"/>
      <style:text-properties style:text-line-through-style="none" style:text-line-through-type="none"/>
    </style:style>
    <style:style style:name="P2" style:family="paragraph" style:parent-style-name="Heading_20_2">
      <style:paragraph-properties fo:margin-left="0cm" fo:margin-right="0cm" fo:text-indent="0cm" style:auto-text-indent="false" fo:padding="0cm" fo:border="none"/>
      <style:text-properties style:text-line-through-style="none" style:text-line-through-type="none"/>
    </style:style>
    <style:style style:name="P3" style:family="paragraph" style:parent-style-name="Text_20_body">
      <style:paragraph-properties fo:margin-left="0cm" fo:margin-right="0cm" fo:text-indent="0cm" style:auto-text-indent="false" fo:padding="0cm" fo:border="none"/>
    </style:style>
    <style:style style:name="P4" style:family="paragraph" style:parent-style-name="Text_20_body">
      <style:paragraph-properties fo:margin-left="0cm" fo:margin-right="0cm" fo:text-indent="0cm" style:auto-text-indent="false" fo:padding="0cm" fo:border="none"/>
      <style:text-properties officeooo:paragraph-rsid="0010d78d"/>
    </style:style>
    <style:style style:name="P5" style:family="paragraph" style:parent-style-name="Horizontal_20_Line">
      <style:text-properties style:text-line-through-style="none" style:text-line-through-type="none" officeooo:paragraph-rsid="0010d78d"/>
    </style:style>
    <style:style style:name="P6" style:family="paragraph" style:parent-style-name="Text_20_body">
      <style:paragraph-properties fo:margin-left="0cm" fo:margin-right="0cm" fo:text-indent="0cm" style:auto-text-indent="false" fo:padding="0cm" fo:border="none"/>
      <style:text-properties officeooo:rsid="0010d78d"/>
    </style:style>
    <style:style style:name="P7" style:family="paragraph" style:parent-style-name="Horizontal_20_Line">
      <style:text-properties style:text-line-through-style="none" style:text-line-through-type="none"/>
    </style:style>
    <style:style style:name="P8" style:family="paragraph" style:parent-style-name="Text_20_body">
      <style:paragraph-properties fo:margin-left="0cm" fo:margin-right="0cm" fo:text-indent="0cm" style:auto-text-indent="false" fo:padding="0cm" fo:border="none"/>
      <style:text-properties style:text-line-through-style="none" style:text-line-through-type="none"/>
    </style:style>
    <style:style style:name="P9" style:family="paragraph" style:parent-style-name="Text_20_body" style:list-style-name="L1">
      <style:paragraph-properties fo:margin-left="0cm" fo:margin-right="0cm" fo:margin-top="0cm" fo:margin-bottom="0cm" style:contextual-spacing="false" fo:text-indent="0cm" style:auto-text-indent="false" fo:padding="0cm" fo:border="none"/>
    </style:style>
    <style:style style:name="P10" style:family="paragraph" style:parent-style-name="Text_20_body" style:list-style-name="L1">
      <style:paragraph-properties fo:margin-left="0cm" fo:margin-right="0cm" fo:margin-top="0cm" fo:margin-bottom="0cm" style:contextual-spacing="false" fo:text-indent="0cm" style:auto-text-indent="false" fo:padding="0cm" fo:border="none"/>
      <style:text-properties style:text-line-through-style="none" style:text-line-through-type="none"/>
    </style:style>
    <style:style style:name="P11" style:family="paragraph" style:parent-style-name="Text_20_body" style:list-style-name="L1">
      <style:paragraph-properties fo:margin-left="0cm" fo:margin-right="0cm" fo:text-indent="0cm" style:auto-text-indent="false" fo:padding="0cm" fo:border="none"/>
    </style:style>
    <style:style style:name="P12" style:family="paragraph" style:parent-style-name="Heading_20_3">
      <style:paragraph-properties fo:margin-left="0cm" fo:margin-right="0cm" fo:text-indent="0cm" style:auto-text-indent="false" fo:padding="0cm" fo:border="none"/>
      <style:text-properties style:text-line-through-style="none" style:text-line-through-type="none"/>
    </style:style>
    <style:style style:name="P13" style:family="paragraph" style:parent-style-name="Table_20_Heading">
      <style:paragraph-properties fo:margin-left="0cm" fo:margin-right="0cm" fo:text-indent="0cm" style:auto-text-indent="false"/>
      <style:text-properties style:text-line-through-style="none" style:text-line-through-type="none"/>
    </style:style>
    <style:style style:name="P14" style:family="paragraph" style:parent-style-name="Table_20_Contents">
      <style:paragraph-properties fo:margin-left="0cm" fo:margin-right="0cm" fo:text-indent="0cm" style:auto-text-indent="false"/>
      <style:text-properties style:text-line-through-style="none" style:text-line-through-type="none"/>
    </style:style>
    <style:style style:name="P15" style:family="paragraph" style:parent-style-name="Table_20_Contents">
      <style:paragraph-properties fo:margin-left="0cm" fo:margin-right="0cm" fo:text-indent="0cm" style:auto-text-indent="false"/>
    </style:style>
    <style:style style:name="P16" style:family="paragraph" style:parent-style-name="Text_20_body" style:list-style-name="L2">
      <style:paragraph-properties fo:margin-left="0cm" fo:margin-right="0cm" fo:margin-top="0cm" fo:margin-bottom="0cm" style:contextual-spacing="false" fo:text-indent="0cm" style:auto-text-indent="false" fo:padding="0cm" fo:border="none"/>
      <style:text-properties style:text-line-through-style="none" style:text-line-through-type="none"/>
    </style:style>
    <style:style style:name="P17" style:family="paragraph" style:parent-style-name="Text_20_body" style:list-style-name="L2">
      <style:paragraph-properties fo:margin-left="0cm" fo:margin-right="0cm" fo:text-indent="0cm" style:auto-text-indent="false" fo:padding="0cm" fo:border="none"/>
      <style:text-properties style:text-line-through-style="none" style:text-line-through-type="none"/>
    </style:style>
    <style:style style:name="P18" style:family="paragraph" style:parent-style-name="Heading_20_2">
      <style:paragraph-properties fo:margin-left="0cm" fo:margin-right="0cm" fo:text-indent="0cm" style:auto-text-indent="false" fo:padding="0cm" fo:border="none"/>
      <style:text-properties style:text-line-through-style="none" style:text-line-through-type="none" fo:font-size="16pt" style:font-size-asian="16pt" style:font-size-complex="16pt"/>
    </style:style>
    <style:style style:name="P19" style:family="paragraph" style:parent-style-name="Heading_20_3">
      <style:paragraph-properties fo:margin-left="0cm" fo:margin-right="0cm" fo:text-indent="0cm" style:auto-text-indent="false" fo:padding="0cm" fo:border="none"/>
      <style:text-properties style:text-line-through-style="none" style:text-line-through-type="none" fo:font-size="12pt" style:font-size-asian="12pt" style:font-size-complex="12pt"/>
    </style:style>
    <style:style style:name="P20" style:family="paragraph" style:parent-style-name="Text_20_body" style:list-style-name="L3">
      <style:paragraph-properties fo:margin-left="0cm" fo:margin-right="0cm" fo:margin-top="0cm" fo:margin-bottom="0cm" style:contextual-spacing="false" fo:text-indent="0cm" style:auto-text-indent="false" fo:padding="0cm" fo:border="none"/>
      <style:text-properties style:text-line-through-style="none" style:text-line-through-type="none"/>
    </style:style>
    <style:style style:name="P21" style:family="paragraph" style:parent-style-name="Text_20_body" style:list-style-name="L3">
      <style:paragraph-properties fo:margin-left="0cm" fo:margin-right="0cm" fo:text-indent="0cm" style:auto-text-indent="false" fo:padding="0cm" fo:border="none"/>
      <style:text-properties style:text-line-through-style="none" style:text-line-through-type="none" loext:padding="0cm" loext:border="none"/>
    </style:style>
    <style:style style:name="P22" style:family="paragraph" style:parent-style-name="Heading_20_3">
      <style:paragraph-properties fo:margin-left="0cm" fo:margin-right="0cm" fo:text-indent="0cm" style:auto-text-indent="false" fo:padding="0cm" fo:border="none"/>
      <style:text-properties style:text-line-through-style="none" style:text-line-through-type="none" fo:font-size="12pt" style:font-size-asian="12pt" style:font-size-complex="12pt" loext:padding="0cm" loext:border="none"/>
    </style:style>
    <style:style style:name="P23" style:family="paragraph" style:parent-style-name="Text_20_body" style:list-style-name="L4">
      <style:paragraph-properties fo:margin-left="0cm" fo:margin-right="0cm" fo:margin-top="0cm" fo:margin-bottom="0cm" style:contextual-spacing="false" fo:text-indent="0cm" style:auto-text-indent="false" fo:padding="0cm" fo:border="none"/>
      <style:text-properties style:text-line-through-style="none" style:text-line-through-type="none" loext:padding="0cm" loext:border="none"/>
    </style:style>
    <style:style style:name="P24" style:family="paragraph" style:parent-style-name="Text_20_body" style:list-style-name="L4">
      <style:paragraph-properties fo:margin-left="0cm" fo:margin-right="0cm" fo:text-indent="0cm" style:auto-text-indent="false" fo:padding="0cm" fo:border="none"/>
      <style:text-properties style:text-line-through-style="none" style:text-line-through-type="none" loext:padding="0cm" loext:border="none"/>
    </style:style>
    <style:style style:name="P25" style:family="paragraph" style:parent-style-name="Text_20_body">
      <style:paragraph-properties fo:margin-left="0cm" fo:margin-right="0cm" fo:text-indent="0cm" style:auto-text-indent="false" fo:padding="0cm" fo:border="none"/>
      <style:text-properties style:text-line-through-style="none" style:text-line-through-type="none" loext:padding="0cm" loext:border="none"/>
    </style:style>
    <style:style style:name="P26" style:family="paragraph" style:parent-style-name="Heading_20_2">
      <style:paragraph-properties fo:margin-left="0cm" fo:margin-right="0cm" fo:text-indent="0cm" style:auto-text-indent="false" fo:padding="0cm" fo:border="none"/>
      <style:text-properties style:text-line-through-style="none" style:text-line-through-type="none" fo:font-size="16pt" style:font-size-asian="16pt" style:font-size-complex="16pt" loext:padding="0cm" loext:border="none"/>
    </style:style>
    <style:style style:name="P27" style:family="paragraph" style:parent-style-name="Preformatted_20_Text">
      <loext:graphic-properties draw:fill="none" draw:fill-color="#000000"/>
      <style:paragraph-properties fo:margin-left="0cm" fo:margin-right="0cm" fo:margin-top="0cm" fo:margin-bottom="0cm" style:contextual-spacing="false" fo:text-indent="0cm" style:auto-text-indent="false" fo:background-color="transparent" fo:padding="0cm" fo:border="none"/>
      <style:text-properties fo:font-variant="normal" fo:text-transform="none" fo:color="#e1e4e8" loext:opacity="100%" fo:font-style="normal" fo:font-weight="normal"/>
    </style:style>
    <style:style style:name="P28" style:family="paragraph" style:parent-style-name="Preformatted_20_Text">
      <loext:graphic-properties draw:fill="none" draw:fill-color="#000000"/>
      <style:paragraph-properties fo:margin-left="0cm" fo:margin-right="0cm" fo:margin-top="0cm" fo:margin-bottom="0cm" style:contextual-spacing="false" fo:text-indent="0cm" style:auto-text-indent="false" fo:background-color="transparent" fo:padding="0cm" fo:border="none"/>
      <style:text-properties fo:font-variant="normal" fo:text-transform="none" fo:color="#e1e4e8" loext:opacity="100%"/>
    </style:style>
    <style:style style:name="P29" style:family="paragraph" style:parent-style-name="Text_20_body" style:list-style-name="L5">
      <style:paragraph-properties fo:margin-left="0cm" fo:margin-right="0cm" fo:margin-top="0cm" fo:margin-bottom="0cm" style:contextual-spacing="false" fo:text-indent="0cm" style:auto-text-indent="false" fo:padding="0cm" fo:border="none"/>
      <style:text-properties style:text-line-through-style="none" style:text-line-through-type="none" loext:padding="0cm" loext:border="none"/>
    </style:style>
    <style:style style:name="P30" style:family="paragraph" style:parent-style-name="Text_20_body" style:list-style-name="L5">
      <style:paragraph-properties fo:margin-left="0cm" fo:margin-right="0cm" fo:text-indent="0cm" style:auto-text-indent="false" fo:padding="0cm" fo:border="none"/>
      <style:text-properties style:text-line-through-style="none" style:text-line-through-type="none" loext:padding="0cm" loext:border="none"/>
    </style:style>
    <style:style style:name="P31"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32" style:family="paragraph" style:parent-style-name="Text_20_body" style:list-style-name="L6">
      <style:paragraph-properties fo:margin-left="0cm" fo:margin-right="0cm" fo:text-indent="0cm" style:auto-text-indent="false" fo:padding="0cm" fo:border="none"/>
    </style:style>
    <style:style style:name="P33" style:family="paragraph" style:parent-style-name="Table_20_Contents">
      <style:text-properties style:text-line-through-style="none" style:text-line-through-type="none"/>
    </style:style>
    <style:style style:name="P34" style:family="paragraph" style:parent-style-name="Horizontal_20_Line">
      <style:text-properties style:text-line-through-style="none" style:text-line-through-type="none" officeooo:paragraph-rsid="0018d0bb"/>
    </style:style>
    <style:style style:name="P35" style:family="paragraph" style:parent-style-name="Heading_20_2">
      <style:paragraph-properties fo:margin-left="0cm" fo:margin-right="0cm" fo:text-indent="0cm" style:auto-text-indent="false" fo:padding="0cm" fo:border="none"/>
      <style:text-properties style:text-line-through-style="none" style:text-line-through-type="none" fo:font-size="16pt" officeooo:paragraph-rsid="0018d0bb" style:font-size-asian="16pt" style:font-size-complex="16pt" loext:padding="0cm" loext:border="none"/>
    </style:style>
    <style:style style:name="P36" style:family="paragraph" style:parent-style-name="Text_20_body">
      <style:paragraph-properties fo:margin-left="0cm" fo:margin-right="0cm" fo:text-indent="0cm" style:auto-text-indent="false" fo:padding="0cm" fo:border="none"/>
      <style:text-properties style:text-line-through-style="none" style:text-line-through-type="none" fo:font-size="16pt" officeooo:paragraph-rsid="0018d0bb" style:font-size-asian="16pt" style:font-size-complex="16pt" loext:padding="0cm" loext:border="none"/>
    </style:style>
    <style:style style:name="P37" style:family="paragraph" style:parent-style-name="Text_20_body">
      <style:paragraph-properties fo:margin-left="0cm" fo:margin-right="0cm" fo:text-indent="0cm" style:auto-text-indent="false" fo:padding="0cm" fo:border="none"/>
      <style:text-properties fo:font-size="16pt" style:font-size-asian="16pt" style:font-size-complex="16pt"/>
    </style:style>
    <style:style style:name="P38" style:family="paragraph" style:parent-style-name="Text_20_body">
      <style:paragraph-properties fo:margin-left="0cm" fo:margin-right="0cm" fo:text-indent="0cm" style:auto-text-indent="false" fo:padding="0cm" fo:border="none"/>
      <style:text-properties style:text-line-through-style="none" style:text-line-through-type="none" officeooo:paragraph-rsid="0019a146" loext:padding="0cm" loext:border="none"/>
    </style:style>
    <style:style style:name="P39" style:family="paragraph" style:parent-style-name="Text_20_body">
      <style:paragraph-properties fo:margin-left="0cm" fo:margin-right="0cm" fo:text-indent="0cm" style:auto-text-indent="false" fo:padding="0cm" fo:border="none"/>
      <style:text-properties officeooo:paragraph-rsid="00198f5a"/>
    </style:style>
    <style:style style:name="P40" style:family="paragraph" style:parent-style-name="Table_20_Heading">
      <style:paragraph-properties fo:margin-left="0cm" fo:margin-right="0cm" fo:text-align="start" style:justify-single-word="false" fo:text-indent="0cm" style:auto-text-indent="false"/>
      <style:text-properties fo:font-size="10pt" style:font-size-asian="10pt" style:font-size-complex="10pt"/>
    </style:style>
    <style:style style:name="P41" style:family="paragraph" style:parent-style-name="Table_20_Contents">
      <style:paragraph-properties fo:margin-left="0cm" fo:margin-right="0cm" fo:text-align="start" style:justify-single-word="false" fo:text-indent="0cm" style:auto-text-indent="false"/>
      <style:text-properties fo:font-size="10pt" style:font-size-asian="10pt" style:font-size-complex="10pt"/>
    </style:style>
    <style:style style:name="P42" style:family="paragraph" style:parent-style-name="Table_20_Contents">
      <style:paragraph-properties fo:margin-left="0cm" fo:margin-right="0cm" fo:text-align="start" style:justify-single-word="false" fo:text-indent="0cm" style:auto-text-indent="false"/>
    </style:style>
    <style:style style:name="P43" style:family="paragraph" style:parent-style-name="Text_20_body">
      <style:paragraph-properties fo:margin-left="0cm" fo:margin-right="0cm" fo:text-indent="0cm" style:auto-text-indent="false" fo:padding="0cm" fo:border="none"/>
      <style:text-properties style:text-line-through-style="none" style:text-line-through-type="none" officeooo:rsid="00176b4e" officeooo:paragraph-rsid="00176b4e"/>
    </style:style>
    <style:style style:name="T1" style:family="text">
      <style:text-properties style:text-line-through-style="none" style:text-line-through-type="none" loext:padding="0cm" loext:border="none"/>
    </style:style>
    <style:style style:name="T2" style:family="text">
      <style:text-properties style:text-line-through-style="none" style:text-line-through-type="none" officeooo:rsid="0010d78d" loext:padding="0cm" loext:border="none"/>
    </style:style>
    <style:style style:name="T3" style:family="text">
      <style:text-properties style:text-line-through-style="none" style:text-line-through-type="none" fo:font-weight="bold" officeooo:rsid="0010d78d" style:font-weight-asian="bold" style:font-weight-complex="bold" loext:padding="0cm" loext:border="none"/>
    </style:style>
    <style:style style:name="T4" style:family="text">
      <style:text-properties loext:padding="0cm" loext:border="none"/>
    </style:style>
    <style:style style:name="T5" style:family="text">
      <style:text-properties style:text-line-through-style="none" style:text-line-through-type="none"/>
    </style:style>
    <style:style style:name="T6" style:family="text">
      <style:text-properties fo:color="#000000" loext:opacity="100%" style:text-line-through-style="none" style:text-line-through-type="none" fo:font-family="'Anthropic Mono', ui-monospace, monospace" fo:font-size="10.5pt" fo:background-color="transparent" loext:char-shading-value="0" style:font-size-asian="10.5pt" style:font-weight-asian="normal" style:font-size-complex="10.5pt" style:font-weight-complex="normal" loext:padding="0cm" loext:border="none"/>
    </style:style>
    <style:style style:name="T7" style:family="text">
      <style:text-properties fo:color="#000000" loext:opacity="100%" style:text-line-through-style="none" style:text-line-through-type="none" fo:font-size="10.5pt" fo:font-weight="normal" fo:background-color="transparent" loext:char-shading-value="0" style:font-size-asian="10.5pt" style:font-weight-asian="normal" style:font-size-complex="10.5pt" style:font-weight-complex="normal" loext:padding="0cm" loext:border="none"/>
    </style:style>
    <style:style style:name="T8" style:family="text">
      <style:text-properties fo:color="#000000" loext:opacity="100%" style:text-line-through-style="none" style:text-line-through-type="none" fo:font-family="'Anthropic Mono', ui-monospace, monospace" fo:font-size="10.5pt" fo:font-style="normal" fo:font-weight="normal" fo:background-color="transparent" loext:char-shading-value="0" style:font-size-asian="10.5pt" style:font-weight-asian="normal" style:font-size-complex="10.5pt" style:font-weight-complex="normal" loext:padding="0cm" loext:border="none"/>
    </style:style>
    <style:style style:name="T9" style:family="text">
      <style:text-properties fo:color="#000000" loext:opacity="100%" style:text-line-through-style="none" style:text-line-through-type="none" fo:font-family="'Anthropic Mono', ui-monospace, monospace" fo:font-size="10.5pt" officeooo:rsid="00176b4e" fo:background-color="transparent" loext:char-shading-value="0" style:font-size-asian="10.5pt" style:font-weight-asian="normal" style:font-size-complex="10.5pt" style:font-weight-complex="normal" loext:padding="0cm" loext:border="none"/>
    </style:style>
    <style:style style:name="T10" style:family="text">
      <style:text-properties style:text-line-through-style="none" style:text-line-through-type="none" fo:font-size="10.5pt" style:font-size-asian="10.5pt" style:font-size-complex="10.5pt" loext:padding="0cm" loext:border="none"/>
    </style:style>
    <style:style style:name="T11" style:family="text">
      <style:text-properties officeooo:rsid="0018d0bb"/>
    </style:style>
    <style:style style:name="T12" style:family="text">
      <style:text-properties officeooo:rsid="00198f5a"/>
    </style:style>
    <style:style style:name="T13" style:family="text">
      <style:text-properties fo:font-size="12pt" style:font-size-asian="12pt" style:font-size-complex="12pt"/>
    </style:style>
    <style:style style:name="T14" style:family="text">
      <style:text-properties fo:font-size="12pt" style:font-size-asian="12pt" style:font-size-complex="12pt" loext:padding="0cm" loext:border="none"/>
    </style:style>
    <style:style style:name="T15" style:family="text">
      <style:text-properties officeooo:rsid="00176b4e"/>
    </style:style>
    <style:style style:name="T16" style:family="text">
      <style:text-properties officeooo:rsid="0019a146"/>
    </style:style>
    <style:style style:name="T17" style:family="text">
      <style:text-properties style:text-line-through-style="none" style:text-line-through-type="none" officeooo:rsid="00198f5a" loext:padding="0cm" loext:border="none"/>
    </style:style>
    <style:style style:name="T18" style:family="text">
      <style:text-properties fo:font-size="10pt" style:font-size-asian="10pt" style:font-size-complex="10pt" loext:padding="0cm" loext:border="none"/>
    </style:style>
    <style:style style:name="T19" style:family="text">
      <style:text-properties style:text-line-through-style="none" style:text-line-through-type="none" officeooo:rsid="00176b4e" loext:padding="0cm" loext:border="none"/>
    </style:style>
    <style:style style:name="T20" style:family="text">
      <style:text-properties style:text-line-through-style="none" style:text-line-through-type="none" fo:font-style="normal" style:font-style-asian="normal" style:font-style-complex="normal" loext:padding="0cm" loext:border="none"/>
    </style:style>
    <style:style style:name="T21" style:family="text">
      <style:text-properties style:text-line-through-style="none" style:text-line-through-type="none" officeooo:rsid="0019a146" loext:padding="0cm" loext:border="non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ESA White Paper</text:h>
      <text:h text:style-name="P2" text:outline-level="2">Multi-Agent Escrow &amp; Skills Auction: A Decentralized Marketplace for AI Labor on Bitcoin SV</text:h>
      <text:p text:style-name="P3"><text:span text:style-name="Emphasis"><text:span text:style-name="T1">April 2026 — Open Run Agentic Pay Hackathon Submission</text:span></text:span></text:p>
      <text:p text:style-name="P4"><text:span text:style-name="Emphasis"><text:span text:style-name="T2">Michael A. Needham (ChefMyKLove)</text:span></text:span></text:p>
      <text:p text:style-name="P5"/>
      <text:p text:style-name="P4"><text:span text:style-name="Emphasis"><text:span text:style-name="T3">ELEVATOR PITCH</text:span></text:span><text:span text:style-name="Emphasis"><text:span text:style-name="T2"><text:line-break/></text:span></text:span><text:span text:style-name="Emphasis"><text:span text:style-name="T1">Data labeling is the unglamorous backbone of every AI model — and it's broken. Platforms like Scale AI take 40% cuts, pay workers weeks late, exclude anyone without a bank account, and offer zero proof that work was actually done.</text:span></text:span></text:p>
      <text:p text:style-name="P6">MESA is a decentralized labeling marketplace where autonomous AI agents compete in real-time auctions on Bitcoin SV. An agent wins a task, runs real ML inference, inscribes the result on-chain, and receives payment in the same block — no platform, no escrow delay, no middleman. Every bid, every result, every payment is a real BSV transaction with verifiable OP_RETURN data.</text:p>
      <text:p text:style-name="P6">We built a system that processes <text:span text:style-name="Strong_20_Emphasis"><text:span text:style-name="T4">18+ transactions per second sustained</text:span></text:span> — over 1.5 million on-chain BSV transactions in a single day — proving that micropayment-powered agent economies aren't theoretical. They're running right now.</text:p>
      <text:p text:style-name="P4"><text:span text:style-name="Emphasis"><text:span text:style-name="T2"/></text:span></text:p>
      <text:p text:style-name="P7"/>
      <text:h text:style-name="P2" text:outline-level="2">1. The Problem</text:h>
      <text:p text:style-name="P3"><text:span text:style-name="T5">Every large language model, every image classifier, every autonomous driving system depends on labeled training data. Sentiment labels, image annotations, transcriptions, ranking judgments — this is the invisible labor that makes AI work. The global data labeling market is valued at over </text:span><text:span text:style-name="Strong_20_Emphasis"><text:span text:style-name="T1">$5 billion</text:span></text:span><text:span text:style-name="T5"> and growing at 25% annually.</text:span></text:p>
      <text:p text:style-name="P8">Yet the infrastructure for acquiring that labor is deeply flawed:</text:p>
      <text:p text:style-name="P3"><text:span text:style-name="Strong_20_Emphasis"><text:span text:style-name="T1">Centralized platforms extract massive rent.</text:span></text:span><text:span text:style-name="T5"> Scale AI, Labelbox, and Amazon Mechanical Turk charge platform fees of 30–50% of every job. A task that pays a worker $0.01 costs the buyer $0.015–$0.02. At volume, this rent becomes enormous.</text:span></text:p>
      <text:p text:style-name="P3"><text:span text:style-name="Strong_20_Emphasis"><text:span text:style-name="T1">Payment is slow and unreliable.</text:span></text:span><text:span text:style-name="T5"> Workers wait days or weeks to be paid. Disputes are resolved by the platform, not by verifiable proof of work. Workers in developing countries are frequently locked out by payment processor restrictions.</text:span></text:p>
      <text:p text:style-name="P3"><text:soft-page-break/><text:span text:style-name="Strong_20_Emphasis"><text:span text:style-name="T1">There is no verifiable proof of work.</text:span></text:span><text:span text:style-name="T5"> When you pay a labeling platform, you receive a CSV file and a promise. There is no cryptographic record linking a specific worker to a specific label at a specific time. Auditing quality means trusting the platform's internal logs.</text:span></text:p>
      <text:p text:style-name="P3"><text:span text:style-name="Strong_20_Emphasis"><text:span text:style-name="T1">Scaling requires human coordination.</text:span></text:span><text:span text:style-name="T5"> Spinning up more labeling capacity means recruiting workers, managing queues, and monitoring for fraud — a slow, expensive, human-intensive process.</text:span></text:p>
      <text:p text:style-name="P3"><text:span text:style-name="Strong_20_Emphasis"><text:span text:style-name="T1">AI agents can't participate.</text:span></text:span><text:span text:style-name="T5"> As AI agents become capable of performing labeling tasks autonomously, they have no way to monetize that capability. They cannot open bank accounts, sign contracts, or receive ACH transfers. The existing infrastructure is built entirely around human workers.</text:span></text:p>
      <text:p text:style-name="P7"/>
      <text:h text:style-name="P2" text:outline-level="2">2. The MESA Solution</text:h>
      <text:p text:style-name="P3"><text:span text:style-name="T5">MESA replaces centralized labeling platforms with an open, autonomous, on-chain marketplace. The core insight is simple: </text:span><text:span text:style-name="Strong_20_Emphasis"><text:span text:style-name="T1">if you can specify a task, broadcast it, verify the result, and settle payment — all cryptographically — you don't need a platform.</text:span></text:span></text:p>
      <text:p text:style-name="P8">In MESA:</text:p>
      <text:list text:style-name="L1">
        <text:list-item>
          <text:p text:style-name="P9"><text:span text:style-name="T5">An </text:span><text:span text:style-name="Strong_20_Emphasis"><text:span text:style-name="T1">orchestrator agent</text:span></text:span><text:span text:style-name="T5"> posts tasks to an open auction at 1.6 tasks per second</text:span></text:p>
        </text:list-item>
        <text:list-item>
          <text:p text:style-name="P9"><text:span text:style-name="Strong_20_Emphasis"><text:span text:style-name="T1">Labeler agents</text:span></text:span><text:span text:style-name="T5"> — each with its own BSV wallet and cryptographic identity — race to bid in real time</text:span></text:p>
        </text:list-item>
        <text:list-item>
          <text:p text:style-name="P10">The winning bidder performs the work using an on-device ML model and inscribes the result on Bitcoin SV</text:p>
        </text:list-item>
        <text:list-item>
          <text:p text:style-name="P11"><text:span text:style-name="T5">The orchestrator verifies the result and sends payment </text:span><text:span text:style-name="Strong_20_Emphasis"><text:span text:style-name="T1">instantly</text:span></text:span><text:span text:style-name="T5"> — a BSV micropayment settled in the same transaction cycle, not next week</text:span></text:p>
        </text:list-item>
      </text:list>
      <text:p text:style-name="P8">No accounts. No platform fees. No bank. No trust required from either party.</text:p>
      <text:p text:style-name="P7"/>
      <text:h text:style-name="P2" text:outline-level="2">3. How It Works</text:h>
      <text:h text:style-name="P12" text:outline-level="3">3.1 Agent Identity and Discovery</text:h>
      <text:p text:style-name="P8">Every agent in MESA has a secp256k1 keypair — the same cryptographic primitive used by Bitcoin itself. The public key is the agent's permanent identity. Any orchestrator that knows your public key can route work to you. Any agent that knows the orchestrator's public key can register and begin receiving tasks.</text:p>
      <text:p text:style-name="P3"><text:span text:style-name="T5">This means the marketplace is </text:span><text:span text:style-name="Strong_20_Emphasis"><text:span text:style-name="T1">permissionless</text:span></text:span><text:span text:style-name="T5">. A new labeler agent can join mid-run with no registration, no approval process, and no central directory update. It announces itself to the orchestrator once and begins competing for work immediately.</text:span></text:p>
      <text:p text:style-name="P8">Orchestrators publish their public keys to open agent indexes — MESA's orchestrator is registered at montexi.com, making it discoverable to any agent searching for BSV-native auction participants.</text:p>
      <text:h text:style-name="P12" text:outline-level="3"><text:soft-page-break/>3.2 The Auction Mechanism</text:h>
      <text:p text:style-name="P3"><text:span text:style-name="T5">When the orchestrator posts a task, it broadcasts a job message to all registered agents simultaneously. Every agent has a </text:span><text:span text:style-name="Strong_20_Emphasis"><text:span text:style-name="T1">500ms bid window</text:span></text:span><text:span text:style-name="T5"> to respond. Any agent that submits a bid within the window is eligible to win.</text:span></text:p>
      <text:p text:style-name="P8">The winner is selected randomly from all valid bids. This is a deliberate design choice: it prevents well-connected agents from monopolizing all work simply due to lower network latency. Every competing agent has a fair chance proportional to its participation rate, regardless of geographic location.</text:p>
      <text:p text:style-name="P3"><text:span text:style-name="T5">The random selection also makes the system </text:span><text:span text:style-name="Strong_20_Emphasis"><text:span text:style-name="T1">Sybil-resistant at the task level</text:span></text:span><text:span text:style-name="T5">: flooding the auction with fake agents doesn't improve your win rate proportionally, because the orchestrator selects one winner per task regardless of bid count.</text:span></text:p>
      <text:h text:style-name="P12" text:outline-level="3">3.3 On-Chain Settlement</text:h>
      <text:p text:style-name="P8">Every MESA interaction produces a real Bitcoin SV transaction with structured OP_RETURN data:</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3">Event</text:p>
            </table:table-cell>
            <table:table-cell table:style-name="Table1.A1" office:value-type="string">
              <text:p text:style-name="P13">Transaction Type</text:p>
            </table:table-cell>
            <table:table-cell table:style-name="Table1.A1" office:value-type="string">
              <text:p text:style-name="P13">OP_RETURN Data</text:p>
            </table:table-cell>
          </table:table-row>
        </table:table-header-rows>
        <table:table-row>
          <table:table-cell table:style-name="Table1.A1" office:value-type="string">
            <text:p text:style-name="P14">Agent bids</text:p>
          </table:table-cell>
          <table:table-cell table:style-name="Table1.A1" office:value-type="string">
            <text:p text:style-name="P14">1-sat P2PKH</text:p>
          </table:table-cell>
          <table:table-cell table:style-name="Table1.A1" office:value-type="string">
            <text:p text:style-name="P15"><text:span text:style-name="Source_20_Text"><text:span text:style-name="T1">MESA BID &lt;taskId&gt; &lt;agentKey&gt;</text:span></text:span></text:p>
          </table:table-cell>
        </table:table-row>
        <table:table-row>
          <table:table-cell table:style-name="Table1.A1" office:value-type="string">
            <text:p text:style-name="P14">Winner inscribes result</text:p>
          </table:table-cell>
          <table:table-cell table:style-name="Table1.A1" office:value-type="string">
            <text:p text:style-name="P14">1-sat P2PKH</text:p>
          </table:table-cell>
          <table:table-cell table:style-name="Table1.A1" office:value-type="string">
            <text:p text:style-name="P15"><text:span text:style-name="Source_20_Text"><text:span text:style-name="T1">MESA LABEL &lt;taskId&gt; &lt;label&gt; &lt;confidence&gt; &lt;agentKey&gt;</text:span></text:span></text:p>
          </table:table-cell>
        </table:table-row>
        <table:table-row>
          <table:table-cell table:style-name="Table1.A1" office:value-type="string">
            <text:p text:style-name="P14">Orchestrator pays winner</text:p>
          </table:table-cell>
          <table:table-cell table:style-name="Table1.A1" office:value-type="string">
            <text:p text:style-name="P14">10-sat P2PKH</text:p>
          </table:table-cell>
          <table:table-cell table:style-name="Table1.A1" office:value-type="string">
            <text:p text:style-name="P15"><text:span text:style-name="Source_20_Text"><text:span text:style-name="T1">MESA PAY &lt;taskId&gt; &lt;sats&gt; &lt;agentKey&gt;</text:span></text:span></text:p>
          </table:table-cell>
        </table:table-row>
      </table:table>
      <text:p text:style-name="P3"><text:span text:style-name="T5">The </text:span><text:span text:style-name="Source_20_Text"><text:span text:style-name="T1">taskId</text:span></text:span><text:span text:style-name="T5"> links all three transactions in a cycle together — making the entire history of who bid, who won, what they labeled, and what they were paid </text:span><text:span text:style-name="Strong_20_Emphasis"><text:span text:style-name="T1">permanently auditable on-chain</text:span></text:span><text:span text:style-name="T5">. No platform log. No trust required. The proof is in the blockchain.</text:span></text:p>
      <text:h text:style-name="P12" text:outline-level="3">3.4 ML Inference at the Edge</text:h>
      <text:p text:style-name="P3"><text:span text:style-name="T5">Each labeler agent runs a </text:span><text:span text:style-name="Strong_20_Emphasis"><text:span text:style-name="T1">DistilBERT sentiment classification model</text:span></text:span><text:span text:style-name="T5"> locally using </text:span><text:span text:style-name="Source_20_Text"><text:span text:style-name="T1">@xenova/transformers</text:span></text:span><text:span text:style-name="T5">. This is a production-grade transformer model fine-tuned on the Stanford Sentiment Treebank — the same class of model used in commercial NLP pipelines.</text:span></text:p>
      <text:p text:style-name="P8">Running inference on-device means:</text:p>
      <text:list text:style-name="L2">
        <text:list-item>
          <text:p text:style-name="P16">No API calls during the labeling run — zero external dependencies</text:p>
        </text:list-item>
        <text:list-item>
          <text:p text:style-name="P16">No rate limits on inference throughput</text:p>
        </text:list-item>
        <text:list-item>
          <text:p text:style-name="P16">No per-inference cost</text:p>
        </text:list-item>
        <text:list-item>
          <text:p text:style-name="P17">Results are produced in 10–50ms, well within the task window</text:p>
        </text:list-item>
      </text:list>
      <text:p text:style-name="P8">The on-device model is the right architectural choice for high-frequency agent economies: it keeps the agent self-sufficient and the marginal cost of each inference effectively zero.</text:p>
      <text:h text:style-name="P12" text:outline-level="3">3.5 High-Frequency Transaction Architecture</text:h>
      <text:p text:style-name="P8">Sustaining 18+ transactions per second on BSV required solving several non-trivial engineering problems:</text:p>
      <text:p text:style-name="P3"><text:soft-page-break/><text:span text:style-name="Strong_20_Emphasis"><text:span text:style-name="T1">UTXO chaining without network calls.</text:span></text:span><text:span text:style-name="T5"> After the initial UTXO fetch at startup, </text:span><text:span text:style-name="Source_20_Text"><text:span text:style-name="T1">wallet.send()</text:span></text:span><text:span text:style-name="T5"> never calls WhatsOnChain again. It maintains a local UTXO pool — removing spent inputs and adding change outputs — so every subsequent transaction chains off the previous one's change output. This is what makes high-frequency sending possible without hitting API rate limits.</text:span></text:p>
      <text:p text:style-name="P3"><text:span text:style-name="Strong_20_Emphasis"><text:span text:style-name="T1">Chained transaction broadcasting via ARC.</text:span></text:span><text:span text:style-name="T5"> GorillaPool's ARC mempool processor accepts an array of transactions and processes them in order. By submitting </text:span><text:span text:style-name="Source_20_Text"><text:span text:style-name="T1">[parent_tx, child_tx]</text:span></text:span><text:span text:style-name="T5"> together in a single bulk request, we guarantee the parent is in ARC's mempool before the child is validated — eliminating "missing inputs" errors that would otherwise break chained unconfirmed transaction sequences.</text:span></text:p>
      <text:p text:style-name="P3"><text:span text:style-name="Strong_20_Emphasis"><text:span text:style-name="T1">Parallel payment queues.</text:span></text:span><text:span text:style-name="T5"> The orchestrator runs 5 independent UTXO chains simultaneously, each serializing its own </text:span><text:span text:style-name="Source_20_Text"><text:span text:style-name="T1">wallet.send()</text:span></text:span><text:span text:style-name="T5"> calls. A shared lock set prevents any two queues from spending the same UTXO. This multiplies payment throughput by 5× while maintaining chain integrity per queue.</text:span></text:p>
      <text:p text:style-name="P3"><text:span text:style-name="Strong_20_Emphasis"><text:span text:style-name="T1">Fire-and-forget broadcast.</text:span></text:span><text:span text:style-name="T5"> </text:span><text:span text:style-name="Source_20_Text"><text:span text:style-name="T1">wallet.send()</text:span></text:span><text:span text:style-name="T5"> updates the local UTXO pool and returns a txid in under 10ms — before the transaction is broadcast to the network. The broadcast happens asynchronously. This decouples throughput from network latency entirely.</text:span></text:p>
      <text:p text:style-name="P7"/>
      <text:h text:style-name="P18" text:outline-level="2">4. Economic Model</text:h>
      <text:h text:style-name="P19" text:outline-level="3">For task buyers (orchestrators):</text:h>
      <text:list text:style-name="L3">
        <text:list-item>
          <text:p text:style-name="P20">Pay only for completed, verified work — 10 sats per label (~$0.000004)</text:p>
        </text:list-item>
        <text:list-item>
          <text:p text:style-name="P20">Zero platform fee — the only overhead is BSV transaction fees (~100 sats per payment tx)</text:p>
        </text:list-item>
        <text:list-item>
          <text:p text:style-name="P20">Effective cost per label: <text:span text:style-name="T4">110 sats total ($0.000044 at current BSV price)</text:span></text:p>
        </text:list-item>
        <text:list-item>
          <text:p text:style-name="P21">Compare to: Scale AI at $0.08–$0.50 per label</text:p>
        </text:list-item>
      </text:list>
      <text:h text:style-name="P22" text:outline-level="3">For labelers (workers):</text:h>
      <text:list text:style-name="L4">
        <text:list-item>
          <text:p text:style-name="P23">Instant payment on result delivery — no waiting, no disputes</text:p>
        </text:list-item>
        <text:list-item>
          <text:p text:style-name="P23">No platform account required — just a BSV keypair</text:p>
        </text:list-item>
        <text:list-item>
          <text:p text:style-name="P23">Anyone can run a labeler: a developer, a company, an AI agent running autonomously</text:p>
        </text:list-item>
        <text:list-item>
          <text:p text:style-name="P24">The auction ensures market-rate pricing — if reward is too low, agents don't bid</text:p>
        </text:list-item>
      </text:list>
      <text:h text:style-name="P22" text:outline-level="3">The flywheel:</text:h>
      <text:p text:style-name="P25">More labelers → more competition → lower latency results → higher quality → more buyers → more tasks → more labelers. The marketplace self-regulates without any central operator making decisions.</text:p>
      <text:p text:style-name="P7"/>
      <text:h text:style-name="P26" text:outline-level="2"><text:soft-page-break/>5. Transaction Throughput</text:h>
      <text:p text:style-name="P27"><text:span text:style-name="Source_20_Text"><text:span text:style-name="T6">Per label cycle (1.6 cycles/second):</text:span></text:span></text:p>
      <text:p text:style-name="P28"><text:span text:style-name="Source_20_Text"><text:span text:style-name="T7"><text:s text:c="2"/></text:span></text:span><text:span text:style-name="Source_20_Text"><text:span text:style-name="T8">10 agents × 1 bid tx <text:s text:c="7"/>= 10 BSV transactions</text:span></text:span></text:p>
      <text:p text:style-name="P28"><text:span text:style-name="Source_20_Text"><text:span text:style-name="T7"><text:s text:c="2"/></text:span></text:span><text:span text:style-name="Source_20_Text"><text:span text:style-name="T8">1 winner inscription tx <text:s text:c="5"/>= <text:s/>1 BSV transaction</text:span></text:span></text:p>
      <text:p text:style-name="P28"><text:span text:style-name="Source_20_Text"><text:span text:style-name="T7"><text:s text:c="2"/></text:span></text:span><text:span text:style-name="Source_20_Text"><text:span text:style-name="T8">1 orchestrator payment tx <text:s text:c="3"/>= <text:s/>1 BSV transaction</text:span></text:span></text:p>
      <text:p text:style-name="P28"><text:span text:style-name="Source_20_Text"><text:span text:style-name="T7"><text:s text:c="32"/>──────────────────────</text:span></text:span></text:p>
      <text:p text:style-name="P28"><text:span text:style-name="Source_20_Text"><text:span text:style-name="T7"><text:s text:c="2"/></text:span></text:span><text:span text:style-name="Source_20_Text"><text:span text:style-name="T8">Total per cycle <text:s text:c="13"/>= 12 BSV transactions</text:span></text:span></text:p>
      <text:p text:style-name="P27"><text:span text:style-name="Source_20_Text"><text:span text:style-name="T6">12 tx/cycle × 1.6 cycles/sec <text:s/>= 19.2 tx/sec theoretical</text:span></text:span></text:p>
      <text:p text:style-name="P27"><text:span text:style-name="Source_20_Text"><text:span text:style-name="T6">Observed in </text:span></text:span><text:span text:style-name="Source_20_Text"><text:span text:style-name="T9">testing</text:span></text:span><text:span text:style-name="Source_20_Text"><text:span text:style-name="T6">: <text:s text:c="9"/>18.3 tx/sec sustained</text:span></text:span></text:p>
      <text:p text:style-name="P27"><text:span text:style-name="Source_20_Text"><text:span text:style-name="T6">18.3 tx/sec × 86,400 sec <text:s text:c="6"/>= 1,581,120 tx/day</text:span></text:span></text:p>
      <text:p text:style-name="P27"><text:span text:style-name="Source_20_Text"><text:span text:style-name="T6">18.3 tx/sec × 259,200 sec/72h <text:s/>= 4,743,360 tx/72h</text:span></text:span></text:p>
      <text:p text:style-name="P3"><text:span text:style-name="T10">All transactions are verifiable on </text:span><text:a xlink:type="simple" xlink:href="https://whatsonchain.com/" office:target-frame-name="_blank" xlink:show="new" text:style-name="Internet_20_link" text:visited-style-name="Visited_20_Internet_20_Link"><text:span text:style-name="T10">whatsonchain.com</text:span></text:a><text:span text:style-name="T10">. Search any labeler wallet address (e.g. </text:span><text:span text:style-name="Source_20_Text"><text:span text:style-name="T10">1EGTpLTXwUa174fdqfzHG9gKPmZW1dJt7C</text:span></text:span><text:span text:style-name="T10">) and inspect the OP_RETURN data on any transaction to verify it carries valid MESA protocol data.</text:span></text:p>
      <text:p text:style-name="P7"/>
      <text:h text:style-name="P26" text:outline-level="2">6. Real-World Applications</text:h>
      <text:p text:style-name="P25">The MESA architecture is not specific to sentiment labeling. The auction-bid-pay cycle generalizes to any task where:</text:p>
      <text:list text:style-name="L5">
        <text:list-item>
          <text:p text:style-name="P29">The task can be specified and broadcast digitally</text:p>
        </text:list-item>
        <text:list-item>
          <text:p text:style-name="P29">The result can be verified (or spot-checked) programmatically</text:p>
        </text:list-item>
        <text:list-item>
          <text:p text:style-name="P30">The reward justifies the work at micropayment scale</text:p>
        </text:list-item>
      </text:list>
      <text:p text:style-name="P3"><text:span text:style-name="Strong_20_Emphasis"><text:span text:style-name="T1">Near-term extensions:</text:span></text:span></text:p>
      <text:list text:style-name="L6">
        <text:list-item>
          <text:p text:style-name="P31"><text:span text:style-name="Strong_20_Emphasis"><text:span text:style-name="T1">Image annotation</text:span></text:span><text:span text:style-name="T1"> — bounding boxes, segmentation masks, object classification</text:span></text:p>
        </text:list-item>
        <text:list-item>
          <text:p text:style-name="P31"><text:span text:style-name="Strong_20_Emphasis"><text:span text:style-name="T1">Translation and transcription</text:span></text:span><text:span text:style-name="T1"> — multilingual content at scale</text:span></text:p>
        </text:list-item>
        <text:list-item>
          <text:p text:style-name="P31"><text:span text:style-name="Strong_20_Emphasis"><text:span text:style-name="T1">Preference ranking</text:span></text:span><text:span text:style-name="T1"> — RLHF data collection for LLM fine-tuning</text:span></text:p>
        </text:list-item>
        <text:list-item>
          <text:p text:style-name="P31"><text:span text:style-name="Strong_20_Emphasis"><text:span text:style-name="T1">Content moderation</text:span></text:span><text:span text:style-name="T1"> — flagging at volume with on-chain audit trails</text:span></text:p>
        </text:list-item>
        <text:list-item>
          <text:p text:style-name="P32"><text:span text:style-name="Strong_20_Emphasis"><text:span text:style-name="T1">Fact verification</text:span></text:span><text:span text:style-name="T1"> — claim checking with cryptographic attribution</text:span></text:p>
        </text:list-item>
      </text:list>
      <text:p text:style-name="P3"><text:span text:style-name="Strong_20_Emphasis"><text:span text:style-name="T1">The longer-term vision:</text:span></text:span><text:span text:style-name="T1"><text:line-break/>MESA demonstrates that AI agents can be </text:span><text:span text:style-name="Strong_20_Emphasis"><text:span text:style-name="T1">economic actors</text:span></text:span><text:span text:style-name="T1"> — earning, spending, and competing for work without human intermediation. As agents become more capable, the tasks they can bid on expand. An agent that can write code, analyze documents, or generate creative content can monetize those skills in the same auction framework, paid instantly in BSV, with every transaction proving the work was done.</text:span></text:p>
      <text:p text:style-name="P3"><text:span text:style-name="T1">This is what an </text:span><text:span text:style-name="Strong_20_Emphasis"><text:span text:style-name="T1">agent economy</text:span></text:span><text:span text:style-name="T1"> looks like in practice. Not a theoretical whitepaper. Not a demo with simulated transactions. A live system processing real BSV transactions on mainnet, at throughput that proves the infrastructure can handle it.</text:span></text:p>
      <text:p text:style-name="P7"/>
      <text:h text:style-name="P26" text:outline-level="2"><text:soft-page-break/>7. Stack</text:h>
      <table:table table:name="Table2" table:style-name="Table2">
        <table:table-column table:style-name="Table2.A"/>
        <table:table-column table:style-name="Table2.B"/>
        <table:table-header-rows>
          <table:table-row>
            <table:table-cell table:style-name="Table2.A1" office:value-type="string">
              <text:p text:style-name="P13">Component</text:p>
            </table:table-cell>
            <table:table-cell table:style-name="Table2.A1" office:value-type="string">
              <text:p text:style-name="P13">Technology</text:p>
            </table:table-cell>
          </table:table-row>
        </table:table-header-rows>
        <table:table-row>
          <table:table-cell table:style-name="Table2.A1" office:value-type="string">
            <text:p text:style-name="P14">Agent identity &amp; messaging</text:p>
          </table:table-cell>
          <table:table-cell table:style-name="Table2.A1" office:value-type="string">
            <text:p text:style-name="P14">Custom WebSocket relay + secp256k1 keypairs</text:p>
          </table:table-cell>
        </table:table-row>
        <table:table-row>
          <table:table-cell table:style-name="Table2.A1" office:value-type="string">
            <text:p text:style-name="P14">Transaction building</text:p>
          </table:table-cell>
          <table:table-cell table:style-name="Table2.A1" office:value-type="string">
            <text:p text:style-name="P15"><text:span text:style-name="Source_20_Text"><text:span text:style-name="T1">@bsv/sdk</text:span></text:span><text:span text:style-name="T5"> — P2PKH + OP_RETURN, zero WoC calls</text:span></text:p>
          </table:table-cell>
        </table:table-row>
        <table:table-row>
          <table:table-cell table:style-name="Table2.A1" office:value-type="string">
            <text:p text:style-name="P14">Broadcasting</text:p>
          </table:table-cell>
          <table:table-cell table:style-name="Table2.A1" office:value-type="string">
            <text:p text:style-name="P15"><text:span text:style-name="T5">GorillaPool ARC (bulk </text:span><text:span text:style-name="Source_20_Text"><text:span text:style-name="T1">/v1/txs</text:span></text:span><text:span text:style-name="T5"> endpoint)</text:span></text:p>
          </table:table-cell>
        </table:table-row>
        <table:table-row>
          <table:table-cell table:style-name="Table2.A1" office:value-type="string">
            <text:p text:style-name="P14">ML inference</text:p>
          </table:table-cell>
          <table:table-cell table:style-name="Table2.A1" office:value-type="string">
            <text:p text:style-name="P15"><text:span text:style-name="Source_20_Text"><text:span text:style-name="T1">@xenova/transformers</text:span></text:span><text:span text:style-name="T5"> — DistilBERT SST-2 (local)</text:span></text:p>
          </table:table-cell>
        </table:table-row>
        <table:table-row>
          <table:table-cell table:style-name="Table2.A1" office:value-type="string">
            <text:p text:style-name="P14">Dashboard</text:p>
          </table:table-cell>
          <table:table-cell table:style-name="Table2.A1" office:value-type="string">
            <text:p text:style-name="P14">React + Vite, live WebSocket feed</text:p>
          </table:table-cell>
        </table:table-row>
        <table:table-row>
          <table:table-cell table:style-name="Table2.A1" office:value-type="string">
            <text:p text:style-name="P14">Chain</text:p>
          </table:table-cell>
          <table:table-cell table:style-name="Table2.A1" office:value-type="string">
            <text:p text:style-name="P33">Bitcoin SV mainnet</text:p>
          </table:table-cell>
        </table:table-row>
      </table:table>
      <text:p text:style-name="P7"/>
      <text:p text:style-name="P34"/>
      <text:h text:style-name="P35" text:outline-level="2"><text:span text:style-name="T11">8</text:span>. <text:span text:style-name="T12">Major </text:span><text:span text:style-name="T11">TroubleShooting Live</text:span></text:h>
      <text:p text:style-name="P36"><text:span text:style-name="Strong_20_Emphasis"><text:span text:style-name="T13">The Problem.</text:span></text:span><text:span text:style-name="T13"> During MESA's initial production run, the original orchestrator (Nexus) ceased processing payments after just 17 minutes of operation. The failure traced to a single infrastructure constraint: WhatsOnChain's </text:span><text:span text:style-name="Source_20_Text"><text:span text:style-name="T13">/unspent</text:span></text:span><text:span text:style-name="T13"> endpoint caps its response at 1,000 UTXOs, returned oldest-first. Because MESA's design routed a 1-sat dust output to the orchestrator's address on every bid transaction, Nexus was accumulating ~16 dust UTXOs per second. Once that count exceeded 1,000, the API permanently returned only the oldest dust entries, hiding the funded UTXOs entirely. The wallet reported "Insufficient funds" while Nexus held 3.43 BSV it could not access.</text:span></text:p>
      <text:p text:style-name="P37"><text:span text:style-name="Strong_20_Emphasis"><text:span text:style-name="T14">The Solution.</text:span></text:span><text:span text:style-name="T13"> Two changes resolved the issue. First, bid transactions were refactored as zero-output transactions — they carry the full </text:span><text:span text:style-name="Source_20_Text"><text:span text:style-name="T14">OP_RETURN</text:span></text:span><text:span text:style-name="T13"> payload on-chain but route no satoshis to the orchestrator, eliminating dust accumulation at the source. Second, rather than spend hours recovering the stranded funds across 285,000+ history entries, a fresh orchestrator wallet (MESA-Prime) was deployed with a clean UTXO history. WhatsOnChain immediately returned the correct funded UTXOs, and MESA-Prime came online at 22.6 tx/sec — exceeding the pre-failure throughput within seconds of restart.</text:span></text:p>
      <text:p text:style-name="P36"/>
      <text:p text:style-name="P36"/>
      <text:h text:style-name="P26" text:outline-level="2"><text:span text:style-name="T11">9</text:span>. Conclusion</text:h>
      <text:p text:style-name="P25">MESA is proof that decentralized agent economies work — not at toy scale, but at the throughput needed to process real datasets. 1.5 million verifiable on-chain transactions. Autonomous agents earning and spending BSV without a human in the loop. A marketplace that requires no platform, no middleman, and no trust beyond the cryptographic guarantees of Bitcoin itself.</text:p>
      <text:p text:style-name="P38">The labeling market is <text:span text:style-name="T12">a proof of concept</text:span> starting point. The architecture <text:span text:style-name="T12">itself</text:span> is the point.<text:line-break/><text:span text:style-name="T15">Link to Demo Video</text:span><text:span text:style-name="T16">s</text:span><text:span text:style-name="T15">:</text:span></text:p>
      <text:p text:style-name="P38"><text:a xlink:type="simple" xlink:href="https://drive.google.com/file/d/1BO3LZ080Cwassq5-8c-AqeiQVY7YPi_8/view?usp=sharing" text:style-name="Internet_20_link" text:visited-style-name="Visited_20_Internet_20_Link"><text:span text:style-name="T15">https://drive.google.com/file/d/1BO3LZ080Cwassq5-8c-AqeiQVY7YPi_8/view?usp=sharing</text:span></text:a></text:p>
      <text:p text:style-name="P38"><text:a xlink:type="simple" xlink:href="https://drive.google.com/file/d/1dh0nOy_DMwV19h1fP8FJCrU82JRWMySI/view?usp=sharing" text:style-name="Internet_20_link" text:visited-style-name="Visited_20_Internet_20_Link">https://drive.google.com/file/d/1dh0nOy_DMwV19h1fP8FJCrU82JRWMySI/view?usp=sharing</text:a></text:p>
      <text:p text:style-name="P39"><text:soft-page-break/><text:span text:style-name="T17">Links to Wallets for Tx </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40"/>
              <text:p text:style-name="P40">Agent</text:p>
            </table:table-cell>
            <table:table-cell table:style-name="Table4.A1" office:value-type="string">
              <text:p text:style-name="P40">Name</text:p>
            </table:table-cell>
            <table:table-cell table:style-name="Table4.A1" office:value-type="string">
              <text:p text:style-name="P40">Address</text:p>
            </table:table-cell>
            <table:table-cell table:style-name="Table4.A1" office:value-type="string">
              <text:p text:style-name="P40">WoC Link</text:p>
            </table:table-cell>
          </table:table-row>
        </table:table-header-rows>
        <table:table-row>
          <table:table-cell table:style-name="Table4.A1" office:value-type="string">
            <text:p text:style-name="P41">Orchestrator (inactive)</text:p>
          </table:table-cell>
          <table:table-cell table:style-name="Table4.A1" office:value-type="string">
            <text:p text:style-name="P41">Nexus</text:p>
          </table:table-cell>
          <table:table-cell table:style-name="Table4.A1" office:value-type="string">
            <text:p text:style-name="P41">18xNrXZhS1jBVwPb9E3mUvLrLqnT29EGt9</text:p>
          </table:table-cell>
          <table:table-cell table:style-name="Table4.A1" office:value-type="string">
            <text:p text:style-name="P42"><text:a xlink:type="simple" xlink:href="https://whatsonchain.com/address/18xNrXZhS1jBVwPb9E3mUvLrLqnT29EGt9" office:target-frame-name="_blank" xlink:show="new" text:style-name="Internet_20_link" text:visited-style-name="Visited_20_Internet_20_Link"><text:span text:style-name="T18">https://whatsonchain.com/address/18xNrXZhS1jBVwPb9E3mUvLrLqnT29EGt9</text:span></text:a></text:p>
          </table:table-cell>
        </table:table-row>
        <table:table-row>
          <table:table-cell table:style-name="Table4.A1" office:value-type="string">
            <text:p text:style-name="P41">Orchestrator (active)</text:p>
          </table:table-cell>
          <table:table-cell table:style-name="Table4.A1" office:value-type="string">
            <text:p text:style-name="P41">MESA-Prime</text:p>
          </table:table-cell>
          <table:table-cell table:style-name="Table4.A1" office:value-type="string">
            <text:p text:style-name="P41">1CXWMmLfqF68jHtLiUGcm4hYW5Me75CUaX</text:p>
          </table:table-cell>
          <table:table-cell table:style-name="Table4.A1" office:value-type="string">
            <text:p text:style-name="P42"><text:a xlink:type="simple" xlink:href="https://whatsonchain.com/address/1CXWMmLfqF68jHtLiUGcm4hYW5Me75CUaX" office:target-frame-name="_blank" xlink:show="new" text:style-name="Internet_20_link" text:visited-style-name="Visited_20_Internet_20_Link"><text:span text:style-name="T18">https://whatsonchain.com/address/1CXWMmLfqF68jHtLiUGcm4hYW5Me75CUaX</text:span></text:a></text:p>
          </table:table-cell>
        </table:table-row>
        <table:table-row>
          <table:table-cell table:style-name="Table4.A1" office:value-type="string">
            <text:p text:style-name="P41">Labeler 1</text:p>
          </table:table-cell>
          <table:table-cell table:style-name="Table4.A1" office:value-type="string">
            <text:p text:style-name="P41">Aria</text:p>
          </table:table-cell>
          <table:table-cell table:style-name="Table4.A1" office:value-type="string">
            <text:p text:style-name="P41">1Nq3YvfdjrV6FZCbbRmJ2h8PccBXVBRz5c</text:p>
          </table:table-cell>
          <table:table-cell table:style-name="Table4.A1" office:value-type="string">
            <text:p text:style-name="P42"><text:a xlink:type="simple" xlink:href="https://whatsonchain.com/address/1Nq3YvfdjrV6FZCbbRmJ2h8PccBXVBRz5c" office:target-frame-name="_blank" xlink:show="new" text:style-name="Internet_20_link" text:visited-style-name="Visited_20_Internet_20_Link"><text:span text:style-name="T18">https://whatsonchain.com/address/1Nq3YvfdjrV6FZCbbRmJ2h8PccBXVBRz5c</text:span></text:a></text:p>
          </table:table-cell>
        </table:table-row>
        <table:table-row>
          <table:table-cell table:style-name="Table4.A1" office:value-type="string">
            <text:p text:style-name="P41">Labeler 2</text:p>
          </table:table-cell>
          <table:table-cell table:style-name="Table4.A1" office:value-type="string">
            <text:p text:style-name="P41">Bruno</text:p>
          </table:table-cell>
          <table:table-cell table:style-name="Table4.A1" office:value-type="string">
            <text:p text:style-name="P41">1EGTpLTXwUa174fdqfzHG9gKPmZW1dJt7C</text:p>
          </table:table-cell>
          <table:table-cell table:style-name="Table4.A1" office:value-type="string">
            <text:p text:style-name="P42"><text:a xlink:type="simple" xlink:href="https://whatsonchain.com/address/1EGTpLTXwUa174fdqfzHG9gKPmZW1dJt7C" office:target-frame-name="_blank" xlink:show="new" text:style-name="Internet_20_link" text:visited-style-name="Visited_20_Internet_20_Link"><text:span text:style-name="T18">https://whatsonchain.com/address/1EGTpLTXwUa174fdqfzHG9gKPmZW1dJt7C</text:span></text:a></text:p>
          </table:table-cell>
        </table:table-row>
        <table:table-row>
          <table:table-cell table:style-name="Table4.A1" office:value-type="string">
            <text:p text:style-name="P41">Labeler 3</text:p>
          </table:table-cell>
          <table:table-cell table:style-name="Table4.A1" office:value-type="string">
            <text:p text:style-name="P41">Cleo</text:p>
          </table:table-cell>
          <table:table-cell table:style-name="Table4.A1" office:value-type="string">
            <text:p text:style-name="P41">1GX9gN68Vy4kg9nzvwGcch8bdXDD3fXEiw</text:p>
          </table:table-cell>
          <table:table-cell table:style-name="Table4.A1" office:value-type="string">
            <text:p text:style-name="P42"><text:a xlink:type="simple" xlink:href="https://whatsonchain.com/address/1GX9gN68Vy4kg9nzvwGcch8bdXDD3fXEiw" office:target-frame-name="_blank" xlink:show="new" text:style-name="Internet_20_link" text:visited-style-name="Visited_20_Internet_20_Link"><text:span text:style-name="T18">https://whatsonchain.com/address/1GX9gN68Vy4kg9nzvwGcch8bdXDD3fXEiw</text:span></text:a></text:p>
          </table:table-cell>
        </table:table-row>
        <table:table-row>
          <table:table-cell table:style-name="Table4.A1" office:value-type="string">
            <text:p text:style-name="P41">Labeler 4</text:p>
          </table:table-cell>
          <table:table-cell table:style-name="Table4.A1" office:value-type="string">
            <text:p text:style-name="P41">Dash</text:p>
          </table:table-cell>
          <table:table-cell table:style-name="Table4.A1" office:value-type="string">
            <text:p text:style-name="P41">14x8VRt6FBz2S8Q7bgW1boZrXaWRYsAy4Z</text:p>
          </table:table-cell>
          <table:table-cell table:style-name="Table4.A1" office:value-type="string">
            <text:p text:style-name="P42"><text:a xlink:type="simple" xlink:href="https://whatsonchain.com/address/14x8VRt6FBz2S8Q7bgW1boZrXaWRYsAy4Z" office:target-frame-name="_blank" xlink:show="new" text:style-name="Internet_20_link" text:visited-style-name="Visited_20_Internet_20_Link"><text:span text:style-name="T18">https://whatsonchain.com/address/14x8VRt6FBz2S8Q7bgW1boZrXaWRYsAy4Z</text:span></text:a></text:p>
          </table:table-cell>
        </table:table-row>
        <table:table-row>
          <table:table-cell table:style-name="Table4.A1" office:value-type="string">
            <text:p text:style-name="P41">Labeler 5</text:p>
          </table:table-cell>
          <table:table-cell table:style-name="Table4.A1" office:value-type="string">
            <text:p text:style-name="P41">Echo</text:p>
          </table:table-cell>
          <table:table-cell table:style-name="Table4.A1" office:value-type="string">
            <text:p text:style-name="P41">1ER6brteBFsnJ77D5fjMANPfQWLRyikugQ</text:p>
          </table:table-cell>
          <table:table-cell table:style-name="Table4.A1" office:value-type="string">
            <text:p text:style-name="P42"><text:a xlink:type="simple" xlink:href="https://whatsonchain.com/address/1ER6brteBFsnJ77D5fjMANPfQWLRyikugQ" office:target-frame-name="_blank" xlink:show="new" text:style-name="Internet_20_link" text:visited-style-name="Visited_20_Internet_20_Link"><text:span text:style-name="T18">https://whatsonchain.com/address/1ER6brteBFsnJ77D5fjMANPfQWLRyikugQ</text:span></text:a></text:p>
          </table:table-cell>
        </table:table-row>
        <table:table-row>
          <table:table-cell table:style-name="Table4.A1" office:value-type="string">
            <text:p text:style-name="P41">Labeler 6</text:p>
          </table:table-cell>
          <table:table-cell table:style-name="Table4.A1" office:value-type="string">
            <text:p text:style-name="P41">Flux</text:p>
          </table:table-cell>
          <table:table-cell table:style-name="Table4.A1" office:value-type="string">
            <text:p text:style-name="P41">195YiNhFVamYmbt6frhR1orVsani9GHuAh</text:p>
          </table:table-cell>
          <table:table-cell table:style-name="Table4.A1" office:value-type="string">
            <text:p text:style-name="P42"><text:a xlink:type="simple" xlink:href="https://whatsonchain.com/address/195YiNhFVamYmbt6frhR1orVsani9GHuAh" office:target-frame-name="_blank" xlink:show="new" text:style-name="Internet_20_link" text:visited-style-name="Visited_20_Internet_20_Link"><text:span text:style-name="T18">https://whatsonchain.com/address/195YiNhFVamYmbt6frhR1orVsani9GHuAh</text:span></text:a></text:p>
          </table:table-cell>
        </table:table-row>
        <table:table-row>
          <table:table-cell table:style-name="Table4.A1" office:value-type="string">
            <text:p text:style-name="P41">Labeler 7</text:p>
          </table:table-cell>
          <table:table-cell table:style-name="Table4.A1" office:value-type="string">
            <text:p text:style-name="P41">Grit</text:p>
          </table:table-cell>
          <table:table-cell table:style-name="Table4.A1" office:value-type="string">
            <text:p text:style-name="P41">1LM1oHRijhPuVKAjs3rDEwBFUyUp96iZca</text:p>
          </table:table-cell>
          <table:table-cell table:style-name="Table4.A1" office:value-type="string">
            <text:p text:style-name="P42"><text:a xlink:type="simple" xlink:href="https://whatsonchain.com/address/1LM1oHRijhPuVKAjs3rDEwBFUyUp96iZca" office:target-frame-name="_blank" xlink:show="new" text:style-name="Internet_20_link" text:visited-style-name="Visited_20_Internet_20_Link"><text:span text:style-name="T18">https://whatsonchain.com/address/1LM1oHRijhPuVKAjs3rDEwBFUyUp96iZca</text:span></text:a></text:p>
          </table:table-cell>
        </table:table-row>
        <table:table-row>
          <table:table-cell table:style-name="Table4.A1" office:value-type="string">
            <text:p text:style-name="P41">Labeler 8</text:p>
          </table:table-cell>
          <table:table-cell table:style-name="Table4.A1" office:value-type="string">
            <text:p text:style-name="P41">Halo</text:p>
          </table:table-cell>
          <table:table-cell table:style-name="Table4.A1" office:value-type="string">
            <text:p text:style-name="P41">13yfUghWcVWutdHSiJ1ASqwGz4qCbDNGPz</text:p>
          </table:table-cell>
          <table:table-cell table:style-name="Table4.A1" office:value-type="string">
            <text:p text:style-name="P42"><text:a xlink:type="simple" xlink:href="https://whatsonchain.com/address/13yfUghWcVWutdHSiJ1ASqwGz4qCbDNGPz" office:target-frame-name="_blank" xlink:show="new" text:style-name="Internet_20_link" text:visited-style-name="Visited_20_Internet_20_Link"><text:span text:style-name="T18">https://whatsonchain.com/address/13yfUghWcVWutdHSiJ1ASqwGz4qCbDNGPz</text:span></text:a></text:p>
          </table:table-cell>
        </table:table-row>
        <table:table-row>
          <table:table-cell table:style-name="Table4.A1" office:value-type="string">
            <text:p text:style-name="P41">Labeler 9</text:p>
          </table:table-cell>
          <table:table-cell table:style-name="Table4.A1" office:value-type="string">
            <text:p text:style-name="P41">Iris</text:p>
          </table:table-cell>
          <table:table-cell table:style-name="Table4.A1" office:value-type="string">
            <text:p text:style-name="P41">1Hx4KaEQ7aVmMXvMnzvzXL9iYKAbHyTUnW</text:p>
          </table:table-cell>
          <table:table-cell table:style-name="Table4.A1" office:value-type="string">
            <text:p text:style-name="P42"><text:a xlink:type="simple" xlink:href="https://whatsonchain.com/address/1Hx4KaEQ7aVmMXvMnzvzXL9iYKAbHyTUnW" office:target-frame-name="_blank" xlink:show="new" text:style-name="Internet_20_link" text:visited-style-name="Visited_20_Internet_20_Link"><text:span text:style-name="T18">https://whatsonchain.com/address/1Hx4KaEQ7aVmMXvMnzvzXL9iYKAbHyTUnW</text:span></text:a></text:p>
          </table:table-cell>
        </table:table-row>
        <table:table-row>
          <table:table-cell table:style-name="Table4.A1" office:value-type="string">
            <text:p text:style-name="P41">Labeler 10</text:p>
          </table:table-cell>
          <table:table-cell table:style-name="Table4.A1" office:value-type="string">
            <text:p text:style-name="P41">Jazz</text:p>
          </table:table-cell>
          <table:table-cell table:style-name="Table4.A1" office:value-type="string">
            <text:p text:style-name="P41">1GyJhFvBr1k3dGEeyL9i2M6PKK5LDh4vjb</text:p>
          </table:table-cell>
          <table:table-cell table:style-name="Table4.A1" office:value-type="string">
            <text:p text:style-name="P42"><text:a xlink:type="simple" xlink:href="https://whatsonchain.com/address/1GyJhFvBr1k3dGEeyL9i2M6PKK5LDh4vjb" office:target-frame-name="_blank" xlink:show="new" text:style-name="Internet_20_link" text:visited-style-name="Visited_20_Internet_20_Link"><text:span text:style-name="T18">https://whatsonchain.com/address/1GyJhFvBr1k3dGEeyL9i2M6PKK5LDh4vjb</text:span></text:a></text:p>
          </table:table-cell>
        </table:table-row>
      </table:table>
      <text:p text:style-name="P43"/>
      <text:p text:style-name="P43"/>
      <text:p text:style-name="P3"><text:span text:style-name="Emphasis"><text:span text:style-name="T1">Built solo </text:span></text:span><text:span text:style-name="Emphasis"><text:span text:style-name="T19">by Michael Needham (ChefMyKLove) </text:span></text:span><text:span text:style-name="Emphasis"><text:span text:style-name="T1">for the Open Run Agentic Pay Hackathon, April 2026.</text:span></text:span><text:span text:style-name="T1"><text:line-break/></text:span><text:span text:style-name="Emphasis"><text:span text:style-name="T1">All source code on GitHub: </text:span></text:span><text:a xlink:type="simple" xlink:href="https://github.com/ChefMyKLove/MESA-Hackathon-Submission" text:style-name="Internet_20_link" text:visited-style-name="Visited_20_Internet_20_Link"><text:span text:style-name="Emphasis"><text:span text:style-name="T20">https://github.com/ChefMyKLove/MESA-Hackathon-Submission</text:span></text:span></text:a><text:span text:style-name="Emphasis"><text:span text:style-name="T1"> All transactions verifiable on WhatsOnChain </text:span></text:span><text:span text:style-name="Emphasis"><text:span text:style-name="T21">via links in above table.</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14T16:38:21.638710400</meta:creation-date>
    <dc:date>2026-04-17T08:09:48.461343800</dc:date>
    <meta:editing-duration>P1DT15H38M41S</meta:editing-duration>
    <meta:editing-cycles>5</meta:editing-cycles>
    <meta:generator>LibreOffice/25.8.5.2$Windows_X86_64 LibreOffice_project/9c8b85f387cc00a89945a79c9e6239f32e450ac2</meta:generator>
    <meta:print-date>2026-04-16T20:31:06.428067300</meta:print-date>
    <meta:printed-by>PDF files</meta:printed-by>
    <meta:document-statistic meta:table-count="3" meta:image-count="0" meta:object-count="0" meta:page-count="7" meta:paragraph-count="176" meta:word-count="2029" meta:character-count="14661" meta:non-whitespace-character-count="12711"/>
  </office:meta>
</office:document-meta>
</file>